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sset_site">
        <table:table-row>
          <table:table-cell office:value-type="float" office:value="1">
            <text:p>1</text:p>
          </table:table-cell>
          <table:table-cell office:value-type="string">
            <text:p>Excavator Sany</text:p>
          </table:table-cell>
          <table:table-cell office:value-type="string">
            <text:p>DX - 01</text:p>
          </table:table-cell>
          <table:table-cell office:value-type="string">
            <text:p>SY365</text:p>
          </table:table-cell>
          <table:table-cell office:value-type="string">
            <text:p>Septia Dedi</text:p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2018">
            <text:p>2018</text:p>
          </table:table-cell>
          <table:table-cell office:value-type="float" office:value="2020">
            <text:p>2020</text:p>
          </table:table-cell>
          <table:table-cell office:value-type="string">
            <text:p>DX 01.jpg</text:p>
          </table:table-cell>
          <table:table-cell office:value-type="string">
            <text:p/>
          </table:table-cell>
          <table:table-cell office:value-type="float" office:value="2867">
            <text:p>2867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Excavator Kobelco</text:p>
          </table:table-cell>
          <table:table-cell office:value-type="string">
            <text:p>DX - 02</text:p>
          </table:table-cell>
          <table:table-cell office:value-type="string">
            <text:p>SK380</text:p>
          </table:table-cell>
          <table:table-cell office:value-type="string">
            <text:p>Ade Putra Adinata</text:p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2018">
            <text:p>2018</text:p>
          </table:table-cell>
          <table:table-cell office:value-type="float" office:value="2020">
            <text:p>2020</text:p>
          </table:table-cell>
          <table:table-cell office:value-type="string">
            <text:p>DX 02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16" table:style-name="DateCell">
            <text:p>2024-07-16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Excavator Sany</text:p>
          </table:table-cell>
          <table:table-cell office:value-type="string">
            <text:p>DX - 03</text:p>
          </table:table-cell>
          <table:table-cell office:value-type="string">
            <text:p>SY365</text:p>
          </table:table-cell>
          <table:table-cell office:value-type="string">
            <text:p>Ali Muddin Harahap</text:p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X 03.jpg</text:p>
          </table:table-cell>
          <table:table-cell office:value-type="string">
            <text:p/>
          </table:table-cell>
          <table:table-cell office:value-type="float" office:value="573">
            <text:p>573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Excavator Sany</text:p>
          </table:table-cell>
          <table:table-cell office:value-type="string">
            <text:p>DX - 04</text:p>
          </table:table-cell>
          <table:table-cell office:value-type="string">
            <text:p>SY215</text:p>
          </table:table-cell>
          <table:table-cell office:value-type="string">
            <text:p>Herwan Sumitra</text:p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X 04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2024-07-27" table:style-name="DateCell">
            <text:p>2024-07-27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25">
            <text:p>25</text:p>
          </table:table-cell>
          <table:table-cell office:value-type="float" office:value="35000000">
            <text:p>35000000</text:p>
          </table:table-cell>
          <table:table-cell office:value-type="float" office:value="0">
            <text:p>0</text:p>
          </table:table-cell>
          <table:table-cell office:value-type="date" office:date-value="2024-07-01" table:style-name="DateCell">
            <text:p>2024-07-0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Excavator Kobelco</text:p>
          </table:table-cell>
          <table:table-cell office:value-type="string">
            <text:p>DX - 05</text:p>
          </table:table-cell>
          <table:table-cell office:value-type="string">
            <text:p>SK200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X 05.jpg</text:p>
          </table:table-cell>
          <table:table-cell office:value-type="string">
            <text:p/>
          </table:table-cell>
          <table:table-cell office:value-type="float" office:value="18643">
            <text:p>18643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8-02" table:style-name="DateCell">
            <text:p>2024-08-02</text:p>
          </table:table-cell>
          <table:table-cell office:value-type="date" office:date-value="2024-07-03" table:style-name="DateCell">
            <text:p>2024-07-03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2024-08-14" table:style-name="DateCell">
            <text:p>2024-08-14</text:p>
          </table:table-cell>
          <table:table-cell office:value-type="float" office:value="0">
            <text:p>0</text:p>
          </table:table-cell>
          <table:table-cell office:value-type="float" office:value="100000000">
            <text:p>100000000</text:p>
          </table:table-cell>
          <table:table-cell office:value-type="float" office:value="20000">
            <text:p>20000</text:p>
          </table:table-cell>
          <table:table-cell office:value-type="date" office:date-value="2024-07-25" table:style-name="DateCell">
            <text:p>2024-07-2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Excavator Kobelco</text:p>
          </table:table-cell>
          <table:table-cell office:value-type="string">
            <text:p>DX - 06</text:p>
          </table:table-cell>
          <table:table-cell office:value-type="string">
            <text:p>SK200</text:p>
          </table:table-cell>
          <table:table-cell office:value-type="string">
            <text:p>Ahmad Unzam Nurdin Hamzah</text:p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X 06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Excavator Sany</text:p>
          </table:table-cell>
          <table:table-cell office:value-type="string">
            <text:p>DX - 07</text:p>
          </table:table-cell>
          <table:table-cell office:value-type="string">
            <text:p>SY215</text:p>
          </table:table-cell>
          <table:table-cell office:value-type="string">
            <text:p>Afrizal</text:p>
          </table:table-cell>
          <table:table-cell office:value-type="string">
            <text:p>Stockpile Bungo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X 07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Excavator Sany</text:p>
          </table:table-cell>
          <table:table-cell office:value-type="string">
            <text:p>DX - 08</text:p>
          </table:table-cell>
          <table:table-cell office:value-type="string">
            <text:p>SY215</text:p>
          </table:table-cell>
          <table:table-cell office:value-type="string">
            <text:p>Muhammad Yani</text:p>
          </table:table-cell>
          <table:table-cell office:value-type="string">
            <text:p>Stockpile Bungo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X 08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Excavator Sany</text:p>
          </table:table-cell>
          <table:table-cell office:value-type="string">
            <text:p>DX - 09</text:p>
          </table:table-cell>
          <table:table-cell office:value-type="string">
            <text:p>SY215</text:p>
          </table:table-cell>
          <table:table-cell office:value-type="string">
            <text:p>Zandranoka</text:p>
          </table:table-cell>
          <table:table-cell office:value-type="string">
            <text:p>Stockpile Bungo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X 09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Excavator Sany</text:p>
          </table:table-cell>
          <table:table-cell office:value-type="string">
            <text:p>DX - 10</text:p>
          </table:table-cell>
          <table:table-cell office:value-type="string">
            <text:p>SY215</text:p>
          </table:table-cell>
          <table:table-cell office:value-type="string">
            <text:p>Andri</text:p>
          </table:table-cell>
          <table:table-cell office:value-type="string">
            <text:p>Stockpile Bungo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X 10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Excavator Sany</text:p>
          </table:table-cell>
          <table:table-cell office:value-type="string">
            <text:p>DX - 11</text:p>
          </table:table-cell>
          <table:table-cell office:value-type="string">
            <text:p>SY215</text:p>
          </table:table-cell>
          <table:table-cell office:value-type="string">
            <text:p>Agus Wanto</text:p>
          </table:table-cell>
          <table:table-cell office:value-type="string">
            <text:p>Stockpile Bungo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X 11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Dozer</text:p>
          </table:table-cell>
          <table:table-cell office:value-type="string">
            <text:p>DZ - 01</text:p>
          </table:table-cell>
          <table:table-cell office:value-type="string">
            <text:p>D 85 ESS</text:p>
          </table:table-cell>
          <table:table-cell office:value-type="string">
            <text:p>Defri Agusman</text:p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Z 01.jpg</text:p>
          </table:table-cell>
          <table:table-cell office:value-type="string">
            <text:p/>
          </table:table-cell>
          <table:table-cell office:value-type="float" office:value="4436">
            <text:p>4436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Dozer</text:p>
          </table:table-cell>
          <table:table-cell office:value-type="string">
            <text:p>DZ - 02</text:p>
          </table:table-cell>
          <table:table-cell office:value-type="string">
            <text:p>D 85 ESS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Z 02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reakdow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>Radiator dan perbaikan Power line Pump Hidrolik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Grader Mitsubishi</text:p>
          </table:table-cell>
          <table:table-cell office:value-type="string">
            <text:p>DG -01</text:p>
          </table:table-cell>
          <table:table-cell office:value-type="string">
            <text:p>MG 330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G 01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Toyota Hi-Lux DC Type G (Putih) MT</text:p>
          </table:table-cell>
          <table:table-cell office:value-type="string">
            <text:p>LV - 01</text:p>
          </table:table-cell>
          <table:table-cell office:value-type="string">
            <text:p>BH 8104 KR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LV</text:p>
          </table:table-cell>
          <table:table-cell office:value-type="float" office:value="2023">
            <text:p>2023</text:p>
          </table:table-cell>
          <table:table-cell office:value-type="float" office:value="2023">
            <text:p>2023</text:p>
          </table:table-cell>
          <table:table-cell office:value-type="string">
            <text:p>LV 01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asing</text:p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20" table:style-name="DateCell">
            <text:p>2024-09-20</text:p>
          </table:table-cell>
          <table:table-cell office:value-type="date" office:date-value="2023-06-03" table:style-name="DateCell">
            <text:p>2023-06-03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2023-09-03" table:style-name="DateCell">
            <text:p>2023-09-03</text:p>
          </table:table-cell>
          <table:table-cell office:value-type="float" office:value="0">
            <text:p>0</text:p>
          </table:table-cell>
          <table:table-cell office:value-type="float" office:value="425705000">
            <text:p>425705000</text:p>
          </table:table-cell>
          <table:table-cell office:value-type="float" office:value="182445000">
            <text:p>182445000</text:p>
          </table:table-cell>
          <table:table-cell office:value-type="date" office:date-value="2023-08-03" table:style-name="DateCell">
            <text:p>2023-08-0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Mitsubishi Triton DC HDX (Putih)</text:p>
          </table:table-cell>
          <table:table-cell office:value-type="string">
            <text:p>LV - 02</text:p>
          </table:table-cell>
          <table:table-cell office:value-type="string">
            <text:p>BH 8671 KO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LV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LV 02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12" table:style-name="DateCell">
            <text:p>2024-09-12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Mazda Single Kabin (Hitam)</text:p>
          </table:table-cell>
          <table:table-cell office:value-type="string">
            <text:p>LV - 03</text:p>
          </table:table-cell>
          <table:table-cell office:value-type="string">
            <text:p>BM 8505 TE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LV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LV 03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Mitsubishi Triton DC (Putih)</text:p>
          </table:table-cell>
          <table:table-cell office:value-type="string">
            <text:p>LV - 04</text:p>
          </table:table-cell>
          <table:table-cell office:value-type="string">
            <text:p>BM 8369 RF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LV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LV 04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reakdow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9-12" table:style-name="DateCell">
            <text:p>2024-09-12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>Bunyi Ngelatak didalam Mesin (Sedang bongkar Mesin)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itsubishi Triton DC (Oren)</text:p>
          </table:table-cell>
          <table:table-cell office:value-type="string">
            <text:p>LV - 05</text:p>
          </table:table-cell>
          <table:table-cell office:value-type="string">
            <text:p>KT 8316 LC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LV (dari DKC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reakdow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9-12" table:style-name="DateCell">
            <text:p>2024-09-12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>Perbaikan diajambi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Mitsubishi Triton HDX (Silver)</text:p>
          </table:table-cell>
          <table:table-cell office:value-type="string">
            <text:p>LV - 06</text:p>
          </table:table-cell>
          <table:table-cell office:value-type="string">
            <text:p>BH 8861 TJ</text:p>
          </table:table-cell>
          <table:table-cell office:value-type="string">
            <text:p/>
          </table:table-cell>
          <table:table-cell office:value-type="string">
            <text:p>Stockpile Bungo</text:p>
          </table:table-cell>
          <table:table-cell office:value-type="string">
            <text:p>Mobil LV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LV 06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HINO 500</text:p>
          </table:table-cell>
          <table:table-cell office:value-type="string">
            <text:p>DK 01</text:p>
          </table:table-cell>
          <table:table-cell office:value-type="string">
            <text:p>BH 9870 CV</text:p>
          </table:table-cell>
          <table:table-cell office:value-type="string">
            <text:p>Rasin</text:p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01.jpg</text:p>
          </table:table-cell>
          <table:table-cell office:value-type="string">
            <text:p/>
          </table:table-cell>
          <table:table-cell office:value-type="float" office:value="8">
            <text:p>8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HINO 260 TI</text:p>
          </table:table-cell>
          <table:table-cell office:value-type="string">
            <text:p>DK 02</text:p>
          </table:table-cell>
          <table:table-cell office:value-type="string">
            <text:p>D 9025 JM</text:p>
          </table:table-cell>
          <table:table-cell office:value-type="string">
            <text:p>M. Aprizal Andi. S</text:p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02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HINO 260 TI</text:p>
          </table:table-cell>
          <table:table-cell office:value-type="string">
            <text:p>DK 03</text:p>
          </table:table-cell>
          <table:table-cell office:value-type="string">
            <text:p>D 9086 RY</text:p>
          </table:table-cell>
          <table:table-cell office:value-type="string">
            <text:p>Andi Juliansah</text:p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03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HINO 500</text:p>
          </table:table-cell>
          <table:table-cell office:value-type="string">
            <text:p>DK 04</text:p>
          </table:table-cell>
          <table:table-cell office:value-type="string">
            <text:p>BE 9844 CV</text:p>
          </table:table-cell>
          <table:table-cell office:value-type="string">
            <text:p> Triono </text:p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04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Mitsubishi Fuso 220 PS</text:p>
          </table:table-cell>
          <table:table-cell office:value-type="string">
            <text:p>DK 05</text:p>
          </table:table-cell>
          <table:table-cell office:value-type="string">
            <text:p>B 9814 SYV</text:p>
          </table:table-cell>
          <table:table-cell office:value-type="string">
            <text:p>Putra Wahyuda</text:p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05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itsubishi Fuso 220 PS</text:p>
          </table:table-cell>
          <table:table-cell office:value-type="string">
            <text:p>DK 06</text:p>
          </table:table-cell>
          <table:table-cell office:value-type="string">
            <text:p>A 9348 S</text:p>
          </table:table-cell>
          <table:table-cell office:value-type="string">
            <text:p>Hermanto</text:p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06.jpg</text:p>
          </table:table-cell>
          <table:table-cell office:value-type="string">
            <text:p/>
          </table:table-cell>
          <table:table-cell office:value-type="float" office:value="7">
            <text:p>7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Mitsubishi Fuso 220 PS</text:p>
          </table:table-cell>
          <table:table-cell office:value-type="string">
            <text:p>DK 07</text:p>
          </table:table-cell>
          <table:table-cell office:value-type="string">
            <text:p>BM 8114 QU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07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Mitsubishi Fuso 220 PS</text:p>
          </table:table-cell>
          <table:table-cell office:value-type="string">
            <text:p>DK 08</text:p>
          </table:table-cell>
          <table:table-cell office:value-type="string">
            <text:p>BH 8248 HW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08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HINO 500 </text:p>
          </table:table-cell>
          <table:table-cell office:value-type="string">
            <text:p>DK 09</text:p>
          </table:table-cell>
          <table:table-cell office:value-type="string">
            <text:p>BE 9856 CV</text:p>
          </table:table-cell>
          <table:table-cell office:value-type="string">
            <text:p>A. Gani</text:p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09.jpg</text:p>
          </table:table-cell>
          <table:table-cell office:value-type="string">
            <text:p/>
          </table:table-cell>
          <table:table-cell office:value-type="float" office:value="8">
            <text:p>8</text:p>
          </table:table-cell>
          <table:table-cell office:value-type="string">
            <text:p>Baik</text:p>
          </table:table-cell>
          <table:table-cell office:value-type="string">
            <text:p>Re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19" table:style-name="DateCell">
            <text:p>2024-09-1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Mesin Las Dongfeng</text:p>
          </table:table-cell>
          <table:table-cell office:value-type="string">
            <text:p>DL - 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Peralatan Mekani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30" table:style-name="DateCell">
            <text:p>2024-07-3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Mesin Hino Pompa Air</text:p>
          </table:table-cell>
          <table:table-cell office:value-type="string">
            <text:p>DMP - 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Pompa Air Tamba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MESIN POMPA HINO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Mesin Pompa air Yanmar</text:p>
          </table:table-cell>
          <table:table-cell office:value-type="string">
            <text:p>DMP - 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Pompa Air Tamba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MESIN POMPA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Pompa Tangki Sol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Tamba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Tower Lamp</text:p>
          </table:table-cell>
          <table:table-cell office:value-type="string">
            <text:p>DTL -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ockpile Bungo</text:p>
          </table:table-cell>
          <table:table-cell office:value-type="string">
            <text:p>Tamba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Tower Lamp</text:p>
          </table:table-cell>
          <table:table-cell office:value-type="string">
            <text:p>DTL -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ockpile Bungo</text:p>
          </table:table-cell>
          <table:table-cell office:value-type="string">
            <text:p>Diese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Mesin Sanch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Peralatan Mekani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Genset</text:p>
          </table:table-cell>
          <table:table-cell office:value-type="string">
            <text:p/>
          </table:table-cell>
          <table:table-cell office:value-type="string">
            <text:p>US-65 DB</text:p>
          </table:table-cell>
          <table:table-cell office:value-type="string">
            <text:p/>
          </table:table-cell>
          <table:table-cell office:value-type="string">
            <text:p>Stockpile Bungo</text:p>
          </table:table-cell>
          <table:table-cell office:value-type="string">
            <text:p>Diese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Steam</text:p>
          </table:table-cell>
          <table:table-cell office:value-type="string">
            <text:p/>
          </table:table-cell>
          <table:table-cell office:value-type="string">
            <text:p>Yamamoto</text:p>
          </table:table-cell>
          <table:table-cell office:value-type="string">
            <text:p/>
          </table:table-cell>
          <table:table-cell office:value-type="string">
            <text:p>Stockpile Bungo</text:p>
          </table:table-cell>
          <table:table-cell office:value-type="string">
            <text:p>Pompa Ai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Motor</text:p>
          </table:table-cell>
          <table:table-cell office:value-type="string">
            <text:p/>
          </table:table-cell>
          <table:table-cell office:value-type="string">
            <text:p>Kirana</text:p>
          </table:table-cell>
          <table:table-cell office:value-type="string">
            <text:p/>
          </table:table-cell>
          <table:table-cell office:value-type="string">
            <text:p>Stockpile Bungo</text:p>
          </table:table-cell>
          <table:table-cell office:value-type="string">
            <text:p>Moto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MOTOR KIRANA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Tadmon Minya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ockpile Bungo</text:p>
          </table:table-cell>
          <table:table-cell office:value-type="string">
            <text:p>Tadm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Grader Mitsubishi</text:p>
          </table:table-cell>
          <table:table-cell office:value-type="string">
            <text:p>DG - 02</text:p>
          </table:table-cell>
          <table:table-cell office:value-type="string">
            <text:p>MG 330</text:p>
          </table:table-cell>
          <table:table-cell office:value-type="string">
            <text:p>M. Wahyu</text:p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Tower Lamp</text:p>
          </table:table-cell>
          <table:table-cell office:value-type="string">
            <text:p>DTL - 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Tamba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09" table:style-name="DateCell">
            <text:p>2024-07-0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Mitsubishi Fuso 220 PS</text:p>
          </table:table-cell>
          <table:table-cell office:value-type="string">
            <text:p>DT - 15</text:p>
          </table:table-cell>
          <table:table-cell office:value-type="string">
            <text:p>BA 8135 BU</text:p>
          </table:table-cell>
          <table:table-cell office:value-type="string">
            <text:p>Mulyadi</text:p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>Re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19" table:style-name="DateCell">
            <text:p>2024-09-1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Mitsubishi Fuso 220 PS</text:p>
          </table:table-cell>
          <table:table-cell office:value-type="string">
            <text:p>DT - 16</text:p>
          </table:table-cell>
          <table:table-cell office:value-type="string">
            <text:p>BA 8939 BU</text:p>
          </table:table-cell>
          <table:table-cell office:value-type="string">
            <text:p>Ibun</text:p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>Re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19" table:style-name="DateCell">
            <text:p>2024-09-1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Mitsubishi Fuso 220 PS</text:p>
          </table:table-cell>
          <table:table-cell office:value-type="string">
            <text:p>DT - 17</text:p>
          </table:table-cell>
          <table:table-cell office:value-type="string">
            <text:p>BA 8938 BU</text:p>
          </table:table-cell>
          <table:table-cell office:value-type="string">
            <text:p>Varan</text:p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">
            <text:p>7</text:p>
          </table:table-cell>
          <table:table-cell office:value-type="string">
            <text:p>Baik</text:p>
          </table:table-cell>
          <table:table-cell office:value-type="string">
            <text:p>Re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19" table:style-name="DateCell">
            <text:p>2024-09-1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Mitsubishi Fuso 220 PS</text:p>
          </table:table-cell>
          <table:table-cell office:value-type="string">
            <text:p>DT - 18</text:p>
          </table:table-cell>
          <table:table-cell office:value-type="string">
            <text:p>B 9167 UZ</text:p>
          </table:table-cell>
          <table:table-cell office:value-type="string">
            <text:p>Wendi</text:p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>Re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19" table:style-name="DateCell">
            <text:p>2024-09-1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Mitsubishi Fuso 220 PS</text:p>
          </table:table-cell>
          <table:table-cell office:value-type="string">
            <text:p>DT - 19</text:p>
          </table:table-cell>
          <table:table-cell office:value-type="string">
            <text:p>BA 8365 BU</text:p>
          </table:table-cell>
          <table:table-cell office:value-type="string">
            <text:p>Kirun</text:p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>Re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19" table:style-name="DateCell">
            <text:p>2024-09-1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Mitsubishi Fuso 220 PS</text:p>
          </table:table-cell>
          <table:table-cell office:value-type="string">
            <text:p>DT - 20</text:p>
          </table:table-cell>
          <table:table-cell office:value-type="string">
            <text:p>BA 8483 BU</text:p>
          </table:table-cell>
          <table:table-cell office:value-type="string">
            <text:p>Tami</text:p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>Re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19" table:style-name="DateCell">
            <text:p>2024-09-1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Mitsubishi Fuso 220 PS</text:p>
          </table:table-cell>
          <table:table-cell office:value-type="string">
            <text:p>DT - 21</text:p>
          </table:table-cell>
          <table:table-cell office:value-type="string">
            <text:p>B 9189 PYU</text:p>
          </table:table-cell>
          <table:table-cell office:value-type="string">
            <text:p>War</text:p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>Re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19" table:style-name="DateCell">
            <text:p>2024-09-1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Mitsubishi Fuso 220 PS</text:p>
          </table:table-cell>
          <table:table-cell office:value-type="string">
            <text:p>DT - 22</text:p>
          </table:table-cell>
          <table:table-cell office:value-type="string">
            <text:p>BA 8247 BU</text:p>
          </table:table-cell>
          <table:table-cell office:value-type="string">
            <text:p>Sumarjak</text:p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  <table:table-cell office:value-type="string">
            <text:p>Baik</text:p>
          </table:table-cell>
          <table:table-cell office:value-type="string">
            <text:p>Re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19" table:style-name="DateCell">
            <text:p>2024-09-19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Lohan TI</text:p>
          </table:table-cell>
          <table:table-cell office:value-type="string">
            <text:p>DT - 10</text:p>
          </table:table-cell>
          <table:table-cell office:value-type="string">
            <text:p>B 9535 UIU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Lohan TI</text:p>
          </table:table-cell>
          <table:table-cell office:value-type="string">
            <text:p>DT - 11</text:p>
          </table:table-cell>
          <table:table-cell office:value-type="string">
            <text:p>W 9242 UL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Lohan Jember</text:p>
          </table:table-cell>
          <table:table-cell office:value-type="string">
            <text:p>DT - 12</text:p>
          </table:table-cell>
          <table:table-cell office:value-type="string">
            <text:p>D 9423 SYW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Lohan Jember</text:p>
          </table:table-cell>
          <table:table-cell office:value-type="string">
            <text:p>DT - 13</text:p>
          </table:table-cell>
          <table:table-cell office:value-type="string">
            <text:p>B 9805 BIS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Lohan Jember</text:p>
          </table:table-cell>
          <table:table-cell office:value-type="string">
            <text:p>DT - 14</text:p>
          </table:table-cell>
          <table:table-cell office:value-type="string">
            <text:p>KB 8546 GF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Dump Truck (Rental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Water Tank</text:p>
          </table:table-cell>
          <table:table-cell office:value-type="string">
            <text:p>WT</text:p>
          </table:table-cell>
          <table:table-cell office:value-type="string">
            <text:p>WT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Water Tan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26" table:style-name="DateCell">
            <text:p>2024-07-26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Gen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ockpile CTSP</text:p>
          </table:table-cell>
          <table:table-cell office:value-type="string">
            <text:p>Gense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kan Alat Produksi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Mesin Las</text:p>
          </table:table-cell>
          <table:table-cell office:value-type="string">
            <text:p>Las</text:p>
          </table:table-cell>
          <table:table-cell office:value-type="string">
            <text:p>Mesin Las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esin La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MESIN LAS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kan Alat Produksi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HINO 260 JD</text:p>
          </table:table-cell>
          <table:table-cell office:value-type="string">
            <text:p>DK - 11</text:p>
          </table:table-cell>
          <table:table-cell office:value-type="string">
            <text:p>B 9405 KYX</text:p>
          </table:table-cell>
          <table:table-cell office:value-type="string">
            <text:p>A. Gani</text:p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11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HINO 260 JD</text:p>
          </table:table-cell>
          <table:table-cell office:value-type="string">
            <text:p>DK - 12</text:p>
          </table:table-cell>
          <table:table-cell office:value-type="string">
            <text:p>DD 8413 RQ</text:p>
          </table:table-cell>
          <table:table-cell office:value-type="string">
            <text:p>Adang Sunanto</text:p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12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Tower Lamp</text:p>
          </table:table-cell>
          <table:table-cell office:value-type="string">
            <text:p>DTL - 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Tower Lamp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Tower Lamp</text:p>
          </table:table-cell>
          <table:table-cell office:value-type="string">
            <text:p>DTL - 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Tower Lamp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TL 05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Tower Lamp</text:p>
          </table:table-cell>
          <table:table-cell office:value-type="string">
            <text:p>DTL - 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Tower Lamp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TL 06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HINO 260 JD</text:p>
          </table:table-cell>
          <table:table-cell office:value-type="string">
            <text:p>DK - 13</text:p>
          </table:table-cell>
          <table:table-cell office:value-type="string">
            <text:p>B 9411 KYX</text:p>
          </table:table-cell>
          <table:table-cell office:value-type="string">
            <text:p>Muhamad</text:p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13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Dozer</text:p>
          </table:table-cell>
          <table:table-cell office:value-type="string">
            <text:p/>
          </table:table-cell>
          <table:table-cell office:value-type="string">
            <text:p>D 85 ESS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Toyota Dyna</text:p>
          </table:table-cell>
          <table:table-cell office:value-type="string">
            <text:p/>
          </table:table-cell>
          <table:table-cell office:value-type="string">
            <text:p>B 9409 FDC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Fuel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UEL TRUCK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HINO 260 JD</text:p>
          </table:table-cell>
          <table:table-cell office:value-type="string">
            <text:p>DK - 10</text:p>
          </table:table-cell>
          <table:table-cell office:value-type="string">
            <text:p>B 9409 KYX</text:p>
          </table:table-cell>
          <table:table-cell office:value-type="string">
            <text:p>Dino Trisno</text:p>
          </table:table-cell>
          <table:table-cell office:value-type="string">
            <text:p>Mandiangin SSKB</text:p>
          </table:table-cell>
          <table:table-cell office:value-type="string">
            <text:p>Mobil Dump Truc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K 10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Gen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Gense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Water Pump</text:p>
          </table:table-cell>
          <table:table-cell office:value-type="string">
            <text:p>DMP - 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Water Pump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8-14" table:style-name="DateCell">
            <text:p>2024-08-14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Gal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Jerigen 35 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2024-07-30" table:style-name="DateCell">
            <text:p>2024-07-3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Excavator Kobelco</text:p>
          </table:table-cell>
          <table:table-cell office:value-type="string">
            <text:p>DX - 12</text:p>
          </table:table-cell>
          <table:table-cell office:value-type="string">
            <text:p>SK330</text:p>
          </table:table-cell>
          <table:table-cell office:value-type="string">
            <text:p>Robert Sipahutar </text:p>
          </table:table-cell>
          <table:table-cell office:value-type="string">
            <text:p>Mandiangin SSKB</text:p>
          </table:table-cell>
          <table:table-cell office:value-type="string">
            <text:p>Alat bera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X 12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badi</text:p>
          </table:table-cell>
          <table:table-cell office:value-type="string">
            <text:p>Alat Produksi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Mitsubishi Triton DC GLS</text:p>
          </table:table-cell>
          <table:table-cell office:value-type="string">
            <text:p>LV - 07</text:p>
          </table:table-cell>
          <table:table-cell office:value-type="string">
            <text:p>BH 8709 MN</text:p>
          </table:table-cell>
          <table:table-cell office:value-type="string">
            <text:p/>
          </table:table-cell>
          <table:table-cell office:value-type="string">
            <text:p>Mandiangin SSKB</text:p>
          </table:table-cell>
          <table:table-cell office:value-type="string">
            <text:p>Mobil LV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LV 07.jpg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kan Alat Produksi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Toyota Hilux Double Cabin 2,4 V</text:p>
          </table:table-cell>
          <table:table-cell office:value-type="string">
            <text:p>LV - 08</text:p>
          </table:table-cell>
          <table:table-cell office:value-type="string">
            <text:p>BH 8102 KR</text:p>
          </table:table-cell>
          <table:table-cell office:value-type="string">
            <text:p/>
          </table:table-cell>
          <table:table-cell office:value-type="string">
            <text:p>Muaro Bungo</text:p>
          </table:table-cell>
          <table:table-cell office:value-type="string">
            <text:p>Mobil LV</text:p>
          </table:table-cell>
          <table:table-cell office:value-type="float" office:value="2023">
            <text:p>2023</text:p>
          </table:table-cell>
          <table:table-cell office:value-type="float" office:value="2023">
            <text:p>20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>Leasing</text:p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27" table:style-name="DateCell">
            <text:p>2024-09-27</text:p>
          </table:table-cell>
          <table:table-cell office:value-type="date" office:date-value="2023-06-03" table:style-name="DateCell">
            <text:p>2023-06-03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2024-09-03" table:style-name="DateCell">
            <text:p>2024-09-03</text:p>
          </table:table-cell>
          <table:table-cell office:value-type="float" office:value="0">
            <text:p>0</text:p>
          </table:table-cell>
          <table:table-cell office:value-type="float" office:value="363125000">
            <text:p>363125000</text:p>
          </table:table-cell>
          <table:table-cell office:value-type="float" office:value="155625000">
            <text:p>155625000</text:p>
          </table:table-cell>
          <table:table-cell office:value-type="date" office:date-value="2024-08-03" table:style-name="DateCell">
            <text:p>2024-08-0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Toyota Hilux DC Type G (Putih) MT</text:p>
          </table:table-cell>
          <table:table-cell office:value-type="string">
            <text:p/>
          </table:table-cell>
          <table:table-cell office:value-type="string">
            <text:p>BH 8103 K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bil LV</text:p>
          </table:table-cell>
          <table:table-cell office:value-type="float" office:value="2023">
            <text:p>2023</text:p>
          </table:table-cell>
          <table:table-cell office:value-type="float" office:value="2023">
            <text:p>20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Baik</text:p>
          </table:table-cell>
          <table:table-cell office:value-type="string">
            <text:p/>
          </table:table-cell>
          <table:table-cell office:value-type="string">
            <text:p>Leasing</text:p>
          </table:table-cell>
          <table:table-cell office:value-type="string">
            <text:p/>
          </table:table-cell>
          <table:table-cell office:value-type="string">
            <text:p>Alat Produksi</text:p>
          </table:table-cell>
          <table:table-cell office:value-type="date" office:date-value="2024-09-20" table:style-name="DateCell">
            <text:p>2024-09-20</text:p>
          </table:table-cell>
          <table:table-cell office:value-type="date" office:date-value="2023-06-03" table:style-name="DateCell">
            <text:p>2023-06-03</text:p>
          </table:table-cell>
          <table:table-cell office:value-type="date" office:date-value="-0001-11-30" table:style-name="DateCell">
            <text:p>0000-00-00</text:p>
          </table:table-cell>
          <table:table-cell office:value-type="date" office:date-value="2024-09-03" table:style-name="DateCell">
            <text:p>2024-09-03</text:p>
          </table:table-cell>
          <table:table-cell office:value-type="float" office:value="0">
            <text:p>0</text:p>
          </table:table-cell>
          <table:table-cell office:value-type="float" office:value="425705000">
            <text:p>425705000</text:p>
          </table:table-cell>
          <table:table-cell office:value-type="float" office:value="182445000">
            <text:p>182445000</text:p>
          </table:table-cell>
          <table:table-cell office:value-type="date" office:date-value="2024-08-03" table:style-name="DateCell">
            <text:p>2024-08-0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4-10-10T09:31:15</meta:creation-date>
  </office:meta>
</office:document-meta>
</file>